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6453" officeooo:paragraph-rsid="0015645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56453" officeooo:paragraph-rsid="00156453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abf39" officeooo:paragraph-rsid="001abf3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af806" officeooo:paragraph-rsid="001af80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d315" officeooo:paragraph-rsid="001bd315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d881d" officeooo:paragraph-rsid="001d881d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af806" officeooo:paragraph-rsid="001af806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d315" officeooo:paragraph-rsid="001bd315" style:font-weight-asian="bold" style:font-weight-complex="bold"/>
    </style:style>
    <style:style style:name="T1" style:family="text">
      <style:text-properties officeooo:rsid="001abf3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d88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Testspiele <text:span text:style-name="T1">15.10.2018</text:span></text:p>
      <text:p text:style-name="P2"/>
      <text:list xml:id="list716745617" text:style-name="L1">
        <text:list-item>
          <text:p text:style-name="P3"><text:span text:style-name="T2">Implementierungsidee:</text:span> Reihenliste im Spiel aufrufbar, da man sich nicht alle merken kann/möchte</text:p>
        </text:list-item>
        <text:list-item>
          <text:p text:style-name="P7">Überlegungen:</text:p>
          <text:list>
            <text:list-item>
              <text:p text:style-name="P4">Auslosen welche Farbe anfängt</text:p>
            </text:list-item>
            <text:list-item>
              <text:p text:style-name="P6">fairer aber nicht klassisch</text:p>
            </text:list-item>
            <text:list-item>
              <text:p text:style-name="P4">Kein schlagen im ersten Zug des ersten Spielers</text:p>
              <text:list>
                <text:list-item>
                  <text:p text:style-name="P4">schwarze 9 und weiße 2 können sich nicht direkt als Eröffnung schmeißen</text:p>
                </text:list-item>
                <text:list-item>
                  <text:p text:style-name="P4">oder „Bonuszug“ <text:span text:style-name="T3">(man kann einen anderen Zug vorbereiten)</text:span></text:p>
                </text:list-item>
              </text:list>
            </text:list-item>
          </text:list>
        </text:list-item>
        <text:list-item>
          <text:p text:style-name="P8">Mögliche Eröffnungen:</text:p>
          <text:list>
            <text:list-item>
              <text:p text:style-name="P5">schwarze 12 zwei vor eins links</text:p>
              <text:list>
                <text:list-item>
                  <text:p text:style-name="P5">→6 kann im nächsten Zug geschlagen werden oder falls 6 nach rechts oder links weggezogen wird kann man 36 schlagenden</text:p>
                </text:list-item>
                <text:list-item>
                  <text:p text:style-name="P5">mit zwei weiteren Zügen kann die 72 geschlagen werden, mit 12 oder mit 66</text:p>
                </text:list-item>
                <text:list-item>
                  <text:p text:style-name="P5">kann leicht von weiß durch das „in-den-Weg“ ziehen eines anderen Steines verhindert werden</text:p>
                </text:list-item>
              </text:list>
            </text:list-item>
          </text:list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5:45:48.344000000</meta:creation-date>
    <dc:date>2018-10-15T16:55:36.020000000</dc:date>
    <meta:editing-duration>PT16M25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4" meta:word-count="120" meta:character-count="714" meta:non-whitespace-character-count="620"/>
  </office:meta>
</office:document-meta>
</file>